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0eb449" officeooo:paragraph-rsid="000eb449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tyle="italic" fo:font-weight="bold" officeooo:paragraph-rsid="000fb76c" style:font-style-asian="italic" style:font-weight-asian="bold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fb76c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go</text:p>
      <text:p text:style-name="P2"/>
      <text:p text:style-name="P3"><text:span text:style-name="T1">Cast: </text:span>entità convenzionale associata ad una Porta, risultante dall'atto di castare. </text:p>
      <text:p text:style-name="P6"/>
      <text:p text:style-name="P7">Castare: <text:span text:style-name="T3">atto di </text:span><text:span text:style-name="T4">esclamare</text:span><text:span text:style-name="T3"> “Prego!“, indicando una Porta (vedi “Porta”). </text:span><text:span text:style-name="T4">A</text:span><text:span text:style-name="T3">d essa verrà associato un Cast.</text:span></text:p>
      <text:p text:style-name="P6"/>
      <text:p text:style-name="P3"><text:span text:style-name="T1">Crossare</text:span>: crossa chi, proiettando la traiettoria dal punto di contatto iniziale al finale dei piedi sul suolo sul piano tangente (denominato π) al pavimento e contenente il segmento/porta castato, interseca il suddetto segmento con la proiezione; inoltre i punti, iniziale e finale, devono giacere su due semipiani differenti di π (individuati dal segmento/porta) per essere definito crossing.</text:p>
      <text:p text:style-name="P3"/>
      <text:p text:style-name="P3"><text:span text:style-name="T1">Onore:</text:span> numero intero associato ad ogni partecipante, a partire da 0 al momento dell'inclusione al gioco.</text:p>
      <text:p text:style-name="P3"/>
      <text:p text:style-name="P3"><text:span text:style-name="T1">Porta:</text:span> segmento sul suolo delimitato da 2 punti di riferimento distinguibili.</text:p>
      <text:p text:style-name="P3"/>
      <text:p text:style-name="P3"/>
      <text:p text:style-name="P3">Art. 1</text:p>
      <text:p text:style-name="P3">Chi casta (il caster) deve indicare inequivocabilmente verso quale porta sta castando.</text:p>
      <text:p text:style-name="P3"/>
      <text:p text:style-name="P3">Art. 2</text:p>
      <text:p text:style-name="P3">Ogni crosser annulla tutti i cast sulla porta che crossa. Per ogni cast così annullato, il crosser cede un punto Onore al caster.</text:p>
      <text:p text:style-name="P3"/>
      <text:p text:style-name="P3">Art. 3</text:p>
      <text:p text:style-name="P3">Un cast dura fino a un minuto, per poi essere automaticamente annullato.</text:p>
      <text:p text:style-name="P3"/>
      <text:p text:style-name="P3">Art. 4</text:p>
      <text:p text:style-name="P3">Ogni cast annulla il cast precedente dello stesso caster.</text:p>
      <text:p text:style-name="P3"/>
      <text:p text:style-name="P3">Art. 5</text:p>
      <text:p text:style-name="P3">L’unico documento ufficiale delle regole è la pagina ufficiale GitHub:<text:line-break/>https://github.com/officialprego/prego</text:p>
      <text:p text:style-name="P3"/>
      <text:p text:style-name="P3">Art. 6</text:p>
      <text:p text:style-name="P5">Per apportare qualunque modifica alle regole è necessario il consenso dei due terzi dei firmatari origiali. Gli aggiornamenti saranno validi a partire dal giorno successivo alla loro comparsa sul documento ufficiale delle regole (https://github.com/officialprego/prego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2-04T23:49:20.728331829</dc:date>
    <meta:editing-duration>PT3M9S</meta:editing-duration>
    <meta:editing-cycles>2</meta:editing-cycles>
    <meta:document-statistic meta:table-count="0" meta:image-count="0" meta:object-count="0" meta:page-count="1" meta:paragraph-count="18" meta:word-count="225" meta:character-count="1527" meta:non-whitespace-character-count="1319"/>
  </office:meta>
</office:document-meta>
</file>